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 style:list-style-name="L1">
      <style:text-properties officeooo:paragraph-rsid="0015e48d"/>
    </style:style>
    <style:style style:name="P29" style:family="paragraph" style:parent-style-name="Standard" style:list-style-name="L1">
      <style:text-properties officeooo:paragraph-rsid="002e3387"/>
    </style:style>
    <style:style style:name="P30" style:family="paragraph" style:parent-style-name="Standard" style:list-style-name="L1">
      <style:text-properties officeooo:paragraph-rsid="001846ae"/>
    </style:style>
    <style:style style:name="P31" style:family="paragraph" style:parent-style-name="Standard" style:list-style-name="L1">
      <style:text-properties officeooo:paragraph-rsid="001b0a9d"/>
    </style:style>
    <style:style style:name="P32" style:family="paragraph" style:parent-style-name="Standard" style:list-style-name="L1">
      <style:text-properties officeooo:paragraph-rsid="006dd89a"/>
    </style:style>
    <style:style style:name="P33" style:family="paragraph" style:parent-style-name="Standard" style:list-style-name="L1">
      <style:text-properties officeooo:paragraph-rsid="0027f395"/>
    </style:style>
    <style:style style:name="P34" style:family="paragraph" style:parent-style-name="Standard" style:list-style-name="L1">
      <style:text-properties style:font-name="Calibri" officeooo:rsid="0010380f" officeooo:paragraph-rsid="006dd89a"/>
    </style:style>
    <style:style style:name="P35" style:family="paragraph" style:parent-style-name="Standard" style:list-style-name="L1">
      <style:text-properties style:font-name="Calibri" officeooo:rsid="0010380f" officeooo:paragraph-rsid="001b0a9d"/>
    </style:style>
    <style:style style:name="P36" style:family="paragraph" style:parent-style-name="Standard" style:list-style-name="L1">
      <style:text-properties style:font-name="Calibri" officeooo:rsid="0027f395" officeooo:paragraph-rsid="0027f395"/>
    </style:style>
    <style:style style:name="P37" style:family="paragraph" style:parent-style-name="Standard" style:list-style-name="L5">
      <style:text-properties style:font-name="Calibri" officeooo:rsid="0027f395" officeooo:paragraph-rsid="0159148e"/>
    </style:style>
    <style:style style:name="P38" style:family="paragraph" style:parent-style-name="Standard" style:list-style-name="L2">
      <style:text-properties style:font-name="Calibri" officeooo:rsid="00d85308" officeooo:paragraph-rsid="00d85308"/>
    </style:style>
    <style:style style:name="P39" style:family="paragraph" style:parent-style-name="Standard" style:list-style-name="L2">
      <style:text-properties style:font-name="Calibri" officeooo:rsid="01c0a0d8" officeooo:paragraph-rsid="01c0a0d8"/>
    </style:style>
    <style:style style:name="P40" style:family="paragraph" style:parent-style-name="Standard" style:list-style-name="L2">
      <style:text-properties style:font-name="Calibri" officeooo:rsid="00d9f5d3" officeooo:paragraph-rsid="00d9f5d3"/>
    </style:style>
    <style:style style:name="P41" style:family="paragraph" style:parent-style-name="Standard" style:list-style-name="L2">
      <style:text-properties style:font-name="Calibri" officeooo:rsid="01c92f96" officeooo:paragraph-rsid="01c92f96"/>
    </style:style>
    <style:style style:name="P42" style:family="paragraph" style:parent-style-name="Standard" style:list-style-name="L2">
      <style:text-properties style:font-name="Calibri" officeooo:rsid="01435208" officeooo:paragraph-rsid="01435208"/>
    </style:style>
    <style:style style:name="P43" style:family="paragraph" style:parent-style-name="Standard" style:list-style-name="L3">
      <style:text-properties style:font-name="Calibri" officeooo:rsid="0136a00a" officeooo:paragraph-rsid="0136a00a"/>
    </style:style>
    <style:style style:name="P44" style:family="paragraph" style:parent-style-name="Standard" style:list-style-name="L3">
      <style:text-properties style:font-name="Calibri" officeooo:rsid="0137cf1a" officeooo:paragraph-rsid="0137cf1a"/>
    </style:style>
    <style:style style:name="P45" style:family="paragraph" style:parent-style-name="Standard" style:list-style-name="L4">
      <style:text-properties style:font-name="Calibri" officeooo:rsid="01e37ea5" officeooo:paragraph-rsid="01e37ea5"/>
    </style:style>
    <style:style style:name="P46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47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48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49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0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1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2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3" style:family="paragraph" style:parent-style-name="Standard" style:list-style-name="L5">
      <style:text-properties style:font-name="Calibri" officeooo:rsid="022305fc" officeooo:paragraph-rsid="022305fc"/>
    </style:style>
    <style:style style:name="P54" style:family="paragraph" style:parent-style-name="Standard" style:list-style-name="L5">
      <style:text-properties style:font-name="Calibri" officeooo:rsid="0226bb20" officeooo:paragraph-rsid="0226bb20"/>
    </style:style>
    <style:style style:name="P55" style:family="paragraph" style:parent-style-name="Standard" style:list-style-name="L5">
      <style:text-properties style:font-name="Calibri" officeooo:rsid="02298612" officeooo:paragraph-rsid="02298612"/>
    </style:style>
    <style:style style:name="P56" style:family="paragraph" style:parent-style-name="Standard" style:list-style-name="L5">
      <style:text-properties style:font-name="Calibri" officeooo:rsid="0047a691" officeooo:paragraph-rsid="0047a691"/>
    </style:style>
    <style:style style:name="P57" style:family="paragraph" style:parent-style-name="Standard" style:list-style-name="L5">
      <style:text-properties style:font-name="Calibri" officeooo:rsid="01ddab10" officeooo:paragraph-rsid="01ddab10"/>
    </style:style>
    <style:style style:name="P58" style:family="paragraph" style:parent-style-name="Standard" style:list-style-name="L5">
      <style:text-properties style:font-name="Calibri" officeooo:rsid="008afe73" officeooo:paragraph-rsid="00924271"/>
    </style:style>
    <style:style style:name="P59" style:family="paragraph" style:parent-style-name="Standard" style:list-style-name="L5">
      <style:text-properties style:font-name="Calibri" officeooo:rsid="008afe73" officeooo:paragraph-rsid="008afe73"/>
    </style:style>
    <style:style style:name="P60" style:family="paragraph" style:parent-style-name="Standard" style:list-style-name="L5">
      <style:text-properties style:font-name="Calibri" officeooo:rsid="0067ad57" officeooo:paragraph-rsid="0067ad57"/>
    </style:style>
    <style:style style:name="P61" style:family="paragraph" style:parent-style-name="Standard" style:list-style-name="L5">
      <style:text-properties style:font-name="Calibri" officeooo:rsid="00678d33" officeooo:paragraph-rsid="00678d33"/>
    </style:style>
    <style:style style:name="P62" style:family="paragraph" style:parent-style-name="Standard" style:list-style-name="L5">
      <style:text-properties style:font-name="Calibri" officeooo:rsid="007a0294" officeooo:paragraph-rsid="007a0294"/>
    </style:style>
    <style:style style:name="P63" style:family="paragraph" style:parent-style-name="Standard" style:list-style-name="L5">
      <style:text-properties style:font-name="Calibri" officeooo:rsid="0022bcb4" officeooo:paragraph-rsid="003c0b20"/>
    </style:style>
    <style:style style:name="P64" style:family="paragraph" style:parent-style-name="Standard" style:list-style-name="L5">
      <style:text-properties style:font-name="Calibri" officeooo:rsid="0022bcb4" officeooo:paragraph-rsid="01673e0d"/>
    </style:style>
    <style:style style:name="P65" style:family="paragraph" style:parent-style-name="Standard" style:list-style-name="L5">
      <style:text-properties style:font-name="Calibri" officeooo:rsid="0022bcb4" officeooo:paragraph-rsid="0154b45d"/>
    </style:style>
    <style:style style:name="P66" style:family="paragraph" style:parent-style-name="Standard" style:list-style-name="L5">
      <style:text-properties style:font-name="Calibri" officeooo:rsid="0022bcb4" officeooo:paragraph-rsid="01564afa"/>
    </style:style>
    <style:style style:name="P67" style:family="paragraph" style:parent-style-name="Standard" style:list-style-name="L5">
      <style:text-properties style:font-name="Calibri" officeooo:rsid="0022bcb4" officeooo:paragraph-rsid="01576d6f"/>
    </style:style>
    <style:style style:name="P68" style:family="paragraph" style:parent-style-name="Standard" style:list-style-name="L5">
      <style:text-properties style:font-name="Calibri" officeooo:rsid="0022bcb4" officeooo:paragraph-rsid="006054c5"/>
    </style:style>
    <style:style style:name="P69" style:family="paragraph" style:parent-style-name="Standard" style:list-style-name="L5">
      <style:text-properties style:font-name="Calibri" officeooo:rsid="0022bcb4" officeooo:paragraph-rsid="00e2c138"/>
    </style:style>
    <style:style style:name="P70" style:family="paragraph" style:parent-style-name="Standard" style:list-style-name="L5">
      <style:text-properties style:font-name="Calibri" officeooo:rsid="003df9c7" officeooo:paragraph-rsid="003df9c7"/>
    </style:style>
    <style:style style:name="P71" style:family="paragraph" style:parent-style-name="Standard" style:list-style-name="L5">
      <style:text-properties style:font-name="Calibri" officeooo:rsid="0033fda2" officeooo:paragraph-rsid="0159afea"/>
    </style:style>
    <style:style style:name="P72" style:family="paragraph" style:parent-style-name="Standard" style:list-style-name="L5">
      <style:text-properties style:font-name="Calibri" officeooo:rsid="0023155e" officeooo:paragraph-rsid="015a15a7"/>
    </style:style>
    <style:style style:name="P73" style:family="paragraph" style:parent-style-name="Standard" style:list-style-name="L5">
      <style:text-properties style:font-name="Calibri" officeooo:rsid="002627d4" officeooo:paragraph-rsid="015b5126"/>
    </style:style>
    <style:style style:name="P74" style:family="paragraph" style:parent-style-name="Standard" style:list-style-name="L5">
      <style:text-properties style:font-name="Calibri" officeooo:rsid="00263d20" officeooo:paragraph-rsid="0165174f"/>
    </style:style>
    <style:style style:name="P75" style:family="paragraph" style:parent-style-name="Standard" style:list-style-name="L5">
      <style:text-properties style:font-name="Calibri" officeooo:rsid="00263d20" officeooo:paragraph-rsid="00263d20"/>
    </style:style>
    <style:style style:name="P76" style:family="paragraph" style:parent-style-name="Standard" style:list-style-name="L5">
      <style:text-properties style:font-name="Calibri" officeooo:rsid="00263d20" officeooo:paragraph-rsid="015edc80"/>
    </style:style>
    <style:style style:name="P77" style:family="paragraph" style:parent-style-name="Standard" style:list-style-name="L5">
      <style:text-properties style:font-name="Calibri" officeooo:rsid="0027de9e" officeooo:paragraph-rsid="015ee6a6"/>
    </style:style>
    <style:style style:name="P78" style:family="paragraph" style:parent-style-name="Standard" style:list-style-name="L5">
      <style:text-properties style:font-name="Calibri" officeooo:rsid="0027de9e" officeooo:paragraph-rsid="015f6d32"/>
    </style:style>
    <style:style style:name="P79" style:family="paragraph" style:parent-style-name="Standard" style:list-style-name="L5">
      <style:text-properties style:font-name="Calibri" officeooo:rsid="0027de9e" officeooo:paragraph-rsid="015fe29a"/>
    </style:style>
    <style:style style:name="P80" style:family="paragraph" style:parent-style-name="Standard" style:list-style-name="L5">
      <style:text-properties style:font-name="Calibri" officeooo:rsid="0027de9e" officeooo:paragraph-rsid="016169c6"/>
    </style:style>
    <style:style style:name="P81" style:family="paragraph" style:parent-style-name="Standard" style:list-style-name="L5">
      <style:text-properties style:font-name="Calibri" officeooo:rsid="0027de9e" officeooo:paragraph-rsid="01628a3e"/>
    </style:style>
    <style:style style:name="P82" style:family="paragraph" style:parent-style-name="Standard" style:list-style-name="L5">
      <style:text-properties style:font-name="Calibri" officeooo:rsid="004907aa" officeooo:paragraph-rsid="01660f99"/>
    </style:style>
    <style:style style:name="P83" style:family="paragraph" style:parent-style-name="Standard" style:list-style-name="L5">
      <style:text-properties style:font-name="Calibri" officeooo:rsid="004dd971" officeooo:paragraph-rsid="0163b598"/>
    </style:style>
    <style:style style:name="P84" style:family="paragraph" style:parent-style-name="Standard" style:list-style-name="L5">
      <style:text-properties style:font-name="Calibri" officeooo:rsid="004faf86" officeooo:paragraph-rsid="004faf86"/>
    </style:style>
    <style:style style:name="P85" style:family="paragraph" style:parent-style-name="Standard" style:list-style-name="L5">
      <style:text-properties style:font-name="Calibri" officeooo:rsid="0052244e" officeooo:paragraph-rsid="0052244e"/>
    </style:style>
    <style:style style:name="P86" style:family="paragraph" style:parent-style-name="Standard" style:list-style-name="L5">
      <style:text-properties style:font-name="Calibri" officeooo:rsid="0052244e" officeooo:paragraph-rsid="00b75f82"/>
    </style:style>
    <style:style style:name="P87" style:family="paragraph" style:parent-style-name="Standard" style:list-style-name="L5">
      <style:text-properties style:font-name="Calibri" officeooo:rsid="00c6e844" officeooo:paragraph-rsid="00c6e844"/>
    </style:style>
    <style:style style:name="P88" style:family="paragraph" style:parent-style-name="Standard" style:list-style-name="L5">
      <style:text-properties style:font-name="Calibri" officeooo:rsid="00583c43" officeooo:paragraph-rsid="00583c43"/>
    </style:style>
    <style:style style:name="P89" style:family="paragraph" style:parent-style-name="Standard" style:list-style-name="L5">
      <style:text-properties style:font-name="Calibri" officeooo:rsid="005d2c5c" officeooo:paragraph-rsid="005d2c5c"/>
    </style:style>
    <style:style style:name="P90" style:family="paragraph" style:parent-style-name="Standard" style:list-style-name="L5">
      <style:text-properties style:font-name="Calibri" officeooo:rsid="005edb2d" officeooo:paragraph-rsid="00a2dec1"/>
    </style:style>
    <style:style style:name="P91" style:family="paragraph" style:parent-style-name="Standard" style:list-style-name="L5">
      <style:text-properties style:font-name="Calibri" officeooo:rsid="005edb2d" officeooo:paragraph-rsid="016ce807"/>
    </style:style>
    <style:style style:name="P92" style:family="paragraph" style:parent-style-name="Standard" style:list-style-name="L5">
      <style:text-properties style:font-name="Calibri" officeooo:rsid="01e07870" officeooo:paragraph-rsid="01e07870"/>
    </style:style>
    <style:style style:name="P93" style:family="paragraph" style:parent-style-name="Standard" style:list-style-name="L5">
      <style:text-properties style:font-name="Calibri" officeooo:rsid="00b01eb8" officeooo:paragraph-rsid="00b01eb8"/>
    </style:style>
    <style:style style:name="P94" style:family="paragraph" style:parent-style-name="Standard" style:list-style-name="L5">
      <style:text-properties style:font-name="Calibri" officeooo:rsid="00c06243" officeooo:paragraph-rsid="016fd255"/>
    </style:style>
    <style:style style:name="P95" style:family="paragraph" style:parent-style-name="Standard" style:list-style-name="L5">
      <style:text-properties style:font-name="Calibri" officeooo:rsid="00aa9c0b" officeooo:paragraph-rsid="00aa9c0b"/>
    </style:style>
    <style:style style:name="P96" style:family="paragraph" style:parent-style-name="Standard" style:list-style-name="L5">
      <style:text-properties style:font-name="Calibri" officeooo:rsid="00632092" officeooo:paragraph-rsid="00632092"/>
    </style:style>
    <style:style style:name="P97" style:family="paragraph" style:parent-style-name="Standard" style:list-style-name="L5">
      <style:text-properties style:font-name="Calibri" officeooo:rsid="00badf24" officeooo:paragraph-rsid="00badf24"/>
    </style:style>
    <style:style style:name="P98" style:family="paragraph" style:parent-style-name="Standard" style:list-style-name="L5">
      <style:text-properties style:font-name="Calibri" officeooo:rsid="00badf24" officeooo:paragraph-rsid="00d0f9d2"/>
    </style:style>
    <style:style style:name="P99" style:family="paragraph" style:parent-style-name="Standard" style:list-style-name="L5">
      <style:text-properties style:font-name="Calibri" officeooo:rsid="00c0eac6" officeooo:paragraph-rsid="00c0eac6"/>
    </style:style>
    <style:style style:name="P100" style:family="paragraph" style:parent-style-name="Standard" style:list-style-name="L5">
      <style:text-properties style:font-name="Calibri" officeooo:rsid="00c20804" officeooo:paragraph-rsid="00c20804"/>
    </style:style>
    <style:style style:name="P101" style:family="paragraph" style:parent-style-name="Standard" style:list-style-name="L5">
      <style:text-properties style:font-name="Calibri" officeooo:rsid="00cb6344" officeooo:paragraph-rsid="00cb6344"/>
    </style:style>
    <style:style style:name="P102" style:family="paragraph" style:parent-style-name="Standard" style:list-style-name="L5">
      <style:text-properties style:font-name="Calibri" officeooo:rsid="00c32ac2" officeooo:paragraph-rsid="00cc8adb"/>
    </style:style>
    <style:style style:name="P103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4" style:family="paragraph" style:parent-style-name="Standard" style:list-style-name="L5">
      <style:text-properties style:font-name="Calibri" officeooo:rsid="00b20502" officeooo:paragraph-rsid="00b20502"/>
    </style:style>
    <style:style style:name="P105" style:family="paragraph" style:parent-style-name="Standard" style:list-style-name="L5">
      <style:text-properties style:font-name="Calibri" officeooo:rsid="00d4fa1d" officeooo:paragraph-rsid="01712e9a"/>
    </style:style>
    <style:style style:name="P106" style:family="paragraph" style:parent-style-name="Standard" style:list-style-name="L5">
      <style:text-properties style:font-name="Calibri" officeooo:rsid="00d4fa1d" officeooo:paragraph-rsid="00d4fa1d"/>
    </style:style>
    <style:style style:name="P107" style:family="paragraph" style:parent-style-name="Standard" style:list-style-name="L5">
      <style:text-properties style:font-name="Calibri" officeooo:rsid="00d5bf11" officeooo:paragraph-rsid="00d5bf11"/>
    </style:style>
    <style:style style:name="P108" style:family="paragraph" style:parent-style-name="Standard" style:list-style-name="L5">
      <style:text-properties style:font-name="Calibri" officeooo:rsid="00ff72b7" officeooo:paragraph-rsid="00ff72b7"/>
    </style:style>
    <style:style style:name="P109" style:family="paragraph" style:parent-style-name="Standard" style:list-style-name="L5">
      <style:text-properties style:font-name="Calibri" officeooo:rsid="00d27404" officeooo:paragraph-rsid="00d27404"/>
    </style:style>
    <style:style style:name="P110" style:family="paragraph" style:parent-style-name="Standard" style:list-style-name="L5">
      <style:text-properties style:font-name="Calibri" officeooo:rsid="00ea5a0c" officeooo:paragraph-rsid="00ea5a0c"/>
    </style:style>
    <style:style style:name="P111" style:family="paragraph" style:parent-style-name="Standard" style:list-style-name="L5">
      <style:text-properties style:font-name="Calibri" officeooo:rsid="00ebe840" officeooo:paragraph-rsid="00ebe840"/>
    </style:style>
    <style:style style:name="P112" style:family="paragraph" style:parent-style-name="Standard" style:list-style-name="L5">
      <style:text-properties style:font-name="Calibri" officeooo:rsid="00ec6e60" officeooo:paragraph-rsid="00ec6e60"/>
    </style:style>
    <style:style style:name="P113" style:family="paragraph" style:parent-style-name="Standard" style:list-style-name="L5">
      <style:text-properties style:font-name="Calibri" officeooo:rsid="00f0e621" officeooo:paragraph-rsid="00f0e621"/>
    </style:style>
    <style:style style:name="P114" style:family="paragraph" style:parent-style-name="Standard" style:list-style-name="L5">
      <style:text-properties style:font-name="Calibri" officeooo:rsid="011e8f73" officeooo:paragraph-rsid="011e8f73"/>
    </style:style>
    <style:style style:name="P115" style:family="paragraph" style:parent-style-name="Standard" style:list-style-name="L5">
      <style:text-properties style:font-name="Calibri" officeooo:rsid="0105df50" officeooo:paragraph-rsid="0105df50"/>
    </style:style>
    <style:style style:name="P116" style:family="paragraph" style:parent-style-name="Standard" style:list-style-name="L5">
      <style:text-properties style:font-name="Calibri" officeooo:rsid="010ca6ab" officeooo:paragraph-rsid="010ca6ab"/>
    </style:style>
    <style:style style:name="P117" style:family="paragraph" style:parent-style-name="Standard" style:list-style-name="L5">
      <style:text-properties style:font-name="Calibri" officeooo:rsid="01009ea3" officeooo:paragraph-rsid="01009ea3"/>
    </style:style>
    <style:style style:name="P118" style:family="paragraph" style:parent-style-name="Standard" style:list-style-name="L5">
      <style:text-properties style:font-name="Calibri" officeooo:rsid="010de6a4" officeooo:paragraph-rsid="010de6a4"/>
    </style:style>
    <style:style style:name="P119" style:family="paragraph" style:parent-style-name="Standard" style:list-style-name="L5">
      <style:text-properties style:font-name="Calibri" officeooo:rsid="0118d70a" officeooo:paragraph-rsid="0118d70a"/>
    </style:style>
    <style:style style:name="P120" style:family="paragraph" style:parent-style-name="Standard" style:list-style-name="L7">
      <style:text-properties style:font-name="Calibri" officeooo:rsid="01287d46" officeooo:paragraph-rsid="01287d46"/>
    </style:style>
    <style:style style:name="P121" style:family="paragraph" style:parent-style-name="Standard" style:list-style-name="L7">
      <style:text-properties style:font-name="Calibri" officeooo:rsid="0139c82f" officeooo:paragraph-rsid="0139c82f"/>
    </style:style>
    <style:style style:name="P122" style:family="paragraph" style:parent-style-name="Standard" style:list-style-name="L7">
      <style:text-properties style:font-name="Calibri" officeooo:rsid="01424814" officeooo:paragraph-rsid="014b21d9"/>
    </style:style>
    <style:style style:name="P123" style:family="paragraph" style:parent-style-name="Standard" style:list-style-name="L8">
      <style:text-properties style:font-name="Calibri" officeooo:rsid="020b0490" officeooo:paragraph-rsid="020b0490"/>
    </style:style>
    <style:style style:name="P124" style:family="paragraph" style:parent-style-name="Standard" style:list-style-name="L9">
      <style:text-properties style:font-name="Calibri" officeooo:rsid="01fc354b" officeooo:paragraph-rsid="01fc354b"/>
    </style:style>
    <style:style style:name="P125" style:family="paragraph" style:parent-style-name="Standard" style:list-style-name="L9">
      <style:text-properties style:font-name="Calibri" officeooo:rsid="01fdadb1" officeooo:paragraph-rsid="01fdadb1"/>
    </style:style>
    <style:style style:name="P126" style:family="paragraph" style:parent-style-name="Standard" style:list-style-name="L9">
      <style:text-properties style:font-name="Calibri" officeooo:rsid="0200485d" officeooo:paragraph-rsid="0200485d"/>
    </style:style>
    <style:style style:name="P127" style:family="paragraph" style:parent-style-name="Standard" style:list-style-name="L10">
      <style:text-properties style:font-name="Calibri" officeooo:rsid="0202eead" officeooo:paragraph-rsid="0202eead"/>
    </style:style>
    <style:style style:name="P128" style:family="paragraph" style:parent-style-name="Standard" style:list-style-name="L10">
      <style:text-properties style:font-name="Calibri" officeooo:rsid="02041e0c" officeooo:paragraph-rsid="02041e0c"/>
    </style:style>
    <style:style style:name="P129" style:family="paragraph" style:parent-style-name="Standard" style:list-style-name="L10">
      <style:text-properties style:font-name="Calibri" officeooo:rsid="01833255" officeooo:paragraph-rsid="020fe83f"/>
    </style:style>
    <style:style style:name="P130" style:family="paragraph" style:parent-style-name="Standard" style:list-style-name="L11">
      <style:text-properties style:font-name="Calibri" officeooo:rsid="017deb23" officeooo:paragraph-rsid="017deb23"/>
    </style:style>
    <style:style style:name="P131" style:family="paragraph" style:parent-style-name="Standard" style:list-style-name="L11">
      <style:text-properties style:font-name="Calibri" officeooo:rsid="01db32fe" officeooo:paragraph-rsid="01db32fe"/>
    </style:style>
    <style:style style:name="P132" style:family="paragraph" style:parent-style-name="Standard" style:list-style-name="L12">
      <style:text-properties style:font-name="Calibri" officeooo:rsid="012ba379" officeooo:paragraph-rsid="012ba379"/>
    </style:style>
    <style:style style:name="P133" style:family="paragraph" style:parent-style-name="Standard" style:list-style-name="L12">
      <style:text-properties style:font-name="Calibri" officeooo:rsid="012ba379" officeooo:paragraph-rsid="012e03a5"/>
    </style:style>
    <style:style style:name="P134" style:family="paragraph" style:parent-style-name="Standard" style:list-style-name="L12">
      <style:text-properties style:font-name="Calibri" officeooo:rsid="012ba379" officeooo:paragraph-rsid="012d388c"/>
    </style:style>
    <style:style style:name="P135" style:family="paragraph" style:parent-style-name="Standard" style:list-style-name="L13">
      <style:text-properties style:font-name="Calibri" officeooo:rsid="01871d8a" officeooo:paragraph-rsid="01871d8a"/>
    </style:style>
    <style:style style:name="P136" style:family="paragraph" style:parent-style-name="Standard" style:list-style-name="L14">
      <style:text-properties style:font-name="Calibri" officeooo:rsid="01871d8a" officeooo:paragraph-rsid="01871d8a"/>
    </style:style>
    <style:style style:name="P137" style:family="paragraph" style:parent-style-name="Standard" style:list-style-name="L13">
      <style:text-properties style:font-name="Calibri" officeooo:rsid="01a7fd36" officeooo:paragraph-rsid="01a7fd36"/>
    </style:style>
    <style:style style:name="P138" style:family="paragraph" style:parent-style-name="Standard" style:list-style-name="L14">
      <style:text-properties style:font-name="Calibri" officeooo:rsid="02133244" officeooo:paragraph-rsid="02133244"/>
    </style:style>
    <style:style style:name="P139" style:family="paragraph" style:parent-style-name="Standard" style:list-style-name="L11">
      <style:text-properties style:font-name="Calibri" officeooo:rsid="00f6aebe" officeooo:paragraph-rsid="018af739"/>
    </style:style>
    <style:style style:name="P140" style:family="paragraph" style:parent-style-name="Standard" style:list-style-name="L15">
      <style:text-properties style:font-name="Calibri" officeooo:rsid="01a414ff" officeooo:paragraph-rsid="01a414ff"/>
    </style:style>
    <style:style style:name="P141" style:family="paragraph" style:parent-style-name="Standard" style:list-style-name="L15">
      <style:text-properties style:font-name="Calibri" officeooo:rsid="01ac378d" officeooo:paragraph-rsid="01ac378d"/>
    </style:style>
    <style:style style:name="P142" style:family="paragraph" style:parent-style-name="Standard" style:list-style-name="L15">
      <style:text-properties style:font-name="Calibri" officeooo:rsid="01a9a453" officeooo:paragraph-rsid="01a9a453"/>
    </style:style>
    <style:style style:name="P143" style:family="paragraph" style:parent-style-name="Standard" style:list-style-name="L15">
      <style:text-properties style:font-name="Calibri" officeooo:rsid="01b613e6" officeooo:paragraph-rsid="01b613e6"/>
    </style:style>
    <style:style style:name="P144" style:family="paragraph" style:parent-style-name="Standard" style:list-style-name="L16">
      <style:text-properties style:font-name="Calibri" officeooo:rsid="01b613e6" officeooo:paragraph-rsid="01b613e6"/>
    </style:style>
    <style:style style:name="P145" style:family="paragraph" style:parent-style-name="Standard" style:list-style-name="L16">
      <style:text-properties style:font-name="Calibri" officeooo:rsid="01b613e6" officeooo:paragraph-rsid="021e377b"/>
    </style:style>
    <style:style style:name="P146" style:family="paragraph" style:parent-style-name="Standard" style:list-style-name="L2">
      <style:text-properties style:font-name="Calibri" officeooo:rsid="0236a97f" officeooo:paragraph-rsid="0236a97f"/>
    </style:style>
    <style:style style:name="P147" style:family="paragraph" style:parent-style-name="Standard" style:list-style-name="L6">
      <style:text-properties officeooo:paragraph-rsid="014be3ef"/>
    </style:style>
    <style:style style:name="P148" style:family="paragraph" style:parent-style-name="Standard" style:list-style-name="L11">
      <style:text-properties officeooo:paragraph-rsid="00978307"/>
    </style:style>
    <style:style style:name="P149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officeooo:rsid="00d383ac"/>
    </style:style>
    <style:style style:name="T99" style:family="text">
      <style:text-properties officeooo:rsid="00e30ee7"/>
    </style:style>
    <style:style style:name="T100" style:family="text">
      <style:text-properties officeooo:rsid="00e4e3ec"/>
    </style:style>
    <style:style style:name="T101" style:family="text">
      <style:text-properties officeooo:rsid="00e6bcd7"/>
    </style:style>
    <style:style style:name="T102" style:family="text">
      <style:text-properties officeooo:rsid="00ec6e60"/>
    </style:style>
    <style:style style:name="T103" style:family="text">
      <style:text-properties officeooo:rsid="00ed5850"/>
    </style:style>
    <style:style style:name="T104" style:family="text">
      <style:text-properties officeooo:rsid="00fd9cbf"/>
    </style:style>
    <style:style style:name="T105" style:family="text">
      <style:text-properties officeooo:rsid="00fe1e53"/>
    </style:style>
    <style:style style:name="T106" style:family="text">
      <style:text-properties officeooo:rsid="00ffbc50"/>
    </style:style>
    <style:style style:name="T107" style:family="text">
      <style:text-properties officeooo:rsid="010607e4"/>
    </style:style>
    <style:style style:name="T108" style:family="text">
      <style:text-properties officeooo:rsid="01072e7a"/>
    </style:style>
    <style:style style:name="T109" style:family="text">
      <style:text-properties officeooo:rsid="010add04"/>
    </style:style>
    <style:style style:name="T110" style:family="text">
      <style:text-properties officeooo:rsid="01112392"/>
    </style:style>
    <style:style style:name="T111" style:family="text">
      <style:text-properties officeooo:rsid="011179ad"/>
    </style:style>
    <style:style style:name="T112" style:family="text">
      <style:text-properties officeooo:rsid="011958ac"/>
    </style:style>
    <style:style style:name="T113" style:family="text">
      <style:text-properties officeooo:rsid="011fecab"/>
    </style:style>
    <style:style style:name="T114" style:family="text">
      <style:text-properties officeooo:rsid="0121fabf"/>
    </style:style>
    <style:style style:name="T115" style:family="text">
      <style:text-properties officeooo:rsid="0123c4f9"/>
    </style:style>
    <style:style style:name="T116" style:family="text">
      <style:text-properties officeooo:rsid="012a4f85"/>
    </style:style>
    <style:style style:name="T117" style:family="text">
      <style:text-properties officeooo:rsid="012d9e68"/>
    </style:style>
    <style:style style:name="T118" style:family="text">
      <style:text-properties officeooo:rsid="013af863"/>
    </style:style>
    <style:style style:name="T119" style:family="text">
      <style:text-properties officeooo:rsid="0146b4a9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146b4a9" style:font-weight-asian="bold" style:font-weight-complex="bold"/>
    </style:style>
    <style:style style:name="T122" style:family="text">
      <style:text-properties fo:font-weight="bold" officeooo:rsid="01531b1e" style:font-weight-asian="bold" style:font-weight-complex="bold"/>
    </style:style>
    <style:style style:name="T123" style:family="text">
      <style:text-properties fo:font-weight="bold" officeooo:rsid="0168b8d3" style:font-weight-asian="bold" style:font-weight-complex="bold"/>
    </style:style>
    <style:style style:name="T124" style:family="text">
      <style:text-properties fo:font-weight="bold" officeooo:rsid="017432bf" style:font-weight-asian="bold" style:font-weight-complex="bold"/>
    </style:style>
    <style:style style:name="T125" style:family="text">
      <style:text-properties fo:font-weight="bold" officeooo:rsid="01751363" style:font-weight-asian="bold" style:font-weight-complex="bold"/>
    </style:style>
    <style:style style:name="T126" style:family="text">
      <style:text-properties fo:font-weight="bold" officeooo:rsid="01de197a" style:font-weight-asian="bold" style:font-weight-complex="bold"/>
    </style:style>
    <style:style style:name="T127" style:family="text">
      <style:text-properties fo:font-weight="bold" officeooo:rsid="01f02ed3" style:font-weight-asian="bold" style:font-weight-complex="bold"/>
    </style:style>
    <style:style style:name="T128" style:family="text">
      <style:text-properties fo:font-weight="bold" officeooo:rsid="02335198" style:font-weight-asian="bold" style:font-weight-complex="bold"/>
    </style:style>
    <style:style style:name="T129" style:family="text">
      <style:text-properties officeooo:rsid="014b21d9"/>
    </style:style>
    <style:style style:name="T130" style:family="text">
      <style:text-properties officeooo:rsid="014d4d3b"/>
    </style:style>
    <style:style style:name="T131" style:family="text">
      <style:text-properties officeooo:rsid="014e1917"/>
    </style:style>
    <style:style style:name="T132" style:family="text">
      <style:text-properties officeooo:rsid="01660f99"/>
    </style:style>
    <style:style style:name="T133" style:family="text">
      <style:text-properties officeooo:rsid="01731335"/>
    </style:style>
    <style:style style:name="T134" style:family="text">
      <style:text-properties officeooo:rsid="01844b17"/>
    </style:style>
    <style:style style:name="T135" style:family="text">
      <style:text-properties officeooo:rsid="01857f79"/>
    </style:style>
    <style:style style:name="T136" style:family="text">
      <style:text-properties officeooo:rsid="01991873"/>
    </style:style>
    <style:style style:name="T137" style:family="text">
      <style:text-properties officeooo:rsid="019a6067"/>
    </style:style>
    <style:style style:name="T138" style:family="text">
      <style:text-properties officeooo:rsid="019b6985"/>
    </style:style>
    <style:style style:name="T139" style:family="text">
      <style:text-properties officeooo:rsid="019cdbd7"/>
    </style:style>
    <style:style style:name="T140" style:family="text">
      <style:text-properties officeooo:rsid="019dc437"/>
    </style:style>
    <style:style style:name="T141" style:family="text">
      <style:text-properties officeooo:rsid="019e01a8"/>
    </style:style>
    <style:style style:name="T142" style:family="text">
      <style:text-properties officeooo:rsid="01a7fd36"/>
    </style:style>
    <style:style style:name="T143" style:family="text">
      <style:text-properties officeooo:rsid="01b645a4"/>
    </style:style>
    <style:style style:name="T144" style:family="text">
      <style:text-properties officeooo:rsid="01b7b1e4"/>
    </style:style>
    <style:style style:name="T145" style:family="text">
      <style:text-properties officeooo:rsid="01b7d8cc"/>
    </style:style>
    <style:style style:name="T146" style:family="text">
      <style:text-properties officeooo:rsid="01c348de"/>
    </style:style>
    <style:style style:name="T147" style:family="text">
      <style:text-properties officeooo:rsid="01c428df"/>
    </style:style>
    <style:style style:name="T148" style:family="text">
      <style:text-properties officeooo:rsid="01c61444"/>
    </style:style>
    <style:style style:name="T149" style:family="text">
      <style:text-properties officeooo:rsid="01c81179"/>
    </style:style>
    <style:style style:name="T150" style:family="text">
      <style:text-properties officeooo:rsid="01c9e188"/>
    </style:style>
    <style:style style:name="T151" style:family="text">
      <style:text-properties officeooo:rsid="01cdfdaa"/>
    </style:style>
    <style:style style:name="T152" style:family="text">
      <style:text-properties officeooo:rsid="01d0207e"/>
    </style:style>
    <style:style style:name="T153" style:family="text">
      <style:text-properties officeooo:rsid="01d643c5"/>
    </style:style>
    <style:style style:name="T154" style:family="text">
      <style:text-properties officeooo:rsid="01dbecc1"/>
    </style:style>
    <style:style style:name="T155" style:family="text">
      <style:text-properties fo:font-weight="normal" style:font-weight-asian="normal" style:font-weight-complex="normal"/>
    </style:style>
    <style:style style:name="T156" style:family="text">
      <style:text-properties fo:font-weight="normal" officeooo:rsid="01f8d8fc" style:font-weight-asian="normal" style:font-weight-complex="normal"/>
    </style:style>
    <style:style style:name="T157" style:family="text">
      <style:text-properties fo:font-weight="normal" officeooo:rsid="01fa986a" style:font-weight-asian="normal" style:font-weight-complex="normal"/>
    </style:style>
    <style:style style:name="T158" style:family="text">
      <style:text-properties fo:font-weight="normal" officeooo:rsid="01fbcfad" style:font-weight-asian="normal" style:font-weight-complex="normal"/>
    </style:style>
    <style:style style:name="T159" style:family="text">
      <style:text-properties fo:font-weight="normal" officeooo:rsid="02335198" style:font-weight-asian="normal" style:font-weight-complex="normal"/>
    </style:style>
    <style:style style:name="T160" style:family="text">
      <style:text-properties fo:font-weight="normal" officeooo:rsid="0233f97c" style:font-weight-asian="normal" style:font-weight-complex="normal"/>
    </style:style>
    <style:style style:name="T161" style:family="text">
      <style:text-properties officeooo:rsid="01def26a"/>
    </style:style>
    <style:style style:name="T162" style:family="text">
      <style:text-properties officeooo:rsid="01e11348"/>
    </style:style>
    <style:style style:name="T163" style:family="text">
      <style:text-properties officeooo:rsid="01e37ea5"/>
    </style:style>
    <style:style style:name="T164" style:family="text">
      <style:text-properties officeooo:rsid="01193c10"/>
    </style:style>
    <style:style style:name="T165" style:family="text">
      <style:text-properties officeooo:rsid="01ebaa91"/>
    </style:style>
    <style:style style:name="T166" style:family="text">
      <style:text-properties officeooo:rsid="01ed7ad0"/>
    </style:style>
    <style:style style:name="T167" style:family="text">
      <style:text-properties officeooo:rsid="01f02ed3"/>
    </style:style>
    <style:style style:name="T168" style:family="text">
      <style:text-properties officeooo:rsid="01fdadb1"/>
    </style:style>
    <style:style style:name="T169" style:family="text">
      <style:text-properties officeooo:rsid="01fe57ea"/>
    </style:style>
    <style:style style:name="T170" style:family="text">
      <style:text-properties officeooo:rsid="0200801d"/>
    </style:style>
    <style:style style:name="T171" style:family="text">
      <style:text-properties officeooo:rsid="0200970f"/>
    </style:style>
    <style:style style:name="T172" style:family="text">
      <style:text-properties officeooo:rsid="020b0490"/>
    </style:style>
    <style:style style:name="T173" style:family="text">
      <style:text-properties officeooo:rsid="01c92f96"/>
    </style:style>
    <style:style style:name="T174" style:family="text">
      <style:text-properties officeooo:rsid="00d9f5d3"/>
    </style:style>
    <style:style style:name="T175" style:family="text">
      <style:text-properties officeooo:rsid="020cff1d"/>
    </style:style>
    <style:style style:name="T176" style:family="text">
      <style:text-properties officeooo:rsid="020e17e3"/>
    </style:style>
    <style:style style:name="T177" style:family="text">
      <style:text-properties officeooo:rsid="020f79e7"/>
    </style:style>
    <style:style style:name="T178" style:family="text">
      <style:text-properties officeooo:rsid="021bd8e4"/>
    </style:style>
    <style:style style:name="T179" style:family="text">
      <style:text-properties officeooo:rsid="021d2ba9"/>
    </style:style>
    <style:style style:name="T180" style:family="text">
      <style:text-properties officeooo:rsid="022366be"/>
    </style:style>
    <style:style style:name="T181" style:family="text">
      <style:text-properties officeooo:rsid="0223f741"/>
    </style:style>
    <style:style style:name="T182" style:family="text">
      <style:text-properties officeooo:rsid="0225bacb"/>
    </style:style>
    <style:style style:name="T183" style:family="text">
      <style:text-properties officeooo:rsid="022f15ea"/>
    </style:style>
    <style:style style:name="T184" style:family="text">
      <style:text-properties officeooo:rsid="022f718d"/>
    </style:style>
    <style:style style:name="T185" style:family="text">
      <style:text-properties officeooo:rsid="0230a777"/>
    </style:style>
    <style:style style:name="T186" style:family="text">
      <style:text-properties officeooo:rsid="02315393"/>
    </style:style>
    <style:style style:name="T187" style:family="text">
      <style:text-properties officeooo:rsid="0234b7f3"/>
    </style:style>
    <style:style style:name="T188" style:family="text">
      <style:text-properties officeooo:rsid="0235d6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28"><text:span text:style-name="T31">int player; </text:span><text:span text:style-name="T35">(0 or 1, </text:span><text:span text:style-name="T36">0 is host)</text:span></text:p>
        </text:list-item>
        <text:list-item>
          <text:p text:style-name="P29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0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1"><text:span text:style-name="T42">int casterSlot; //</text:span><text:span text:style-name="T37">if repopulating, swapper’s slot</text:span></text:p>
          <text:list>
            <text:list-item>
              <text:p text:style-name="P32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3"><text:span text:style-name="T42">list&lt;int&gt; targetSlots = new(); //</text:span><text:span text:style-name="T37">in the order they were selected</text:span></text:p>
          <text:list>
            <text:list-item>
              <text:p text:style-name="P34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4">//<text:span text:style-name="T56">below variables only used for spells</text:span></text:p>
            </text:list-item>
          </text:list>
        </text:list-item>
        <text:list-item>
          <text:p text:style-name="P36">string name;</text:p>
        </text:list-item>
        <text:list-item>
          <text:p text:style-name="P35">list&lt;<text:span text:style-name="T151">string</text:span>&gt; <text:span text:style-name="T2">miscData</text:span> = new(); <text:span text:style-name="T152">(“wildO</text:span><text:span text:style-name="T1">ne”, ”</text:span><text:span text:style-name="T152">wildF</text:span><text:span text:style-name="T1">ive”, “</text:span><text:span text:style-name="T152">rechargeH</text:span><text:span text:style-name="T1">eal”, ”</text:span><text:span text:style-name="T152">rechargeS</text:span><text:span text:style-name="T1">park”, “</text:span><text:span text:style-name="T152">hexS</text:span><text:span text:style-name="T1">low”, ”</text:span><text:span text:style-name="T152">hexP</text:span><text:span text:style-name="T1">oison”, ”</text:span><text:span text:style-name="T152">hexW</text:span><text:span text:style-name="T1">eaken”, </text:span><text:span text:style-name="T152">“potion”, “frenzy”</text:span><text:span text:style-name="T1">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38">RoundStart delayedEffects</text:p>
        </text:list-item>
        <text:list-item>
          <text:p text:style-name="P39">(<text:span text:style-name="T150">Beginning of round</text:span> text—none currently exist but if any are created this is where they’ll go)</text:p>
        </text:list-item>
        <text:list-item>
          <text:p text:style-name="P38">Beginning of round <text:span text:style-name="T147">cycles</text:span></text:p>
        </text:list-item>
        <text:list-item>
          <text:p text:style-name="P38">7-1 <text:span text:style-name="T148">cycles (including counter actions)</text:span></text:p>
        </text:list-item>
        <text:list-item>
          <text:p text:style-name="P40">End of round <text:span text:style-name="T149">cycles</text:span></text:p>
        </text:list-item>
        <text:list-item>
          <text:p text:style-name="P41">End of round text, including Poison tick.</text:p>
        </text:list-item>
        <text:list-item>
          <text:p text:style-name="P146">RoundEnd delayedEffects</text:p>
        </text:list-item>
        <text:list-item>
          <text:p text:style-name="P42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3">Beginning of round</text:p>
        </text:list-item>
        <text:list-item>
          <text:p text:style-name="P44">1-7</text:p>
        </text:list-item>
        <text:list-item>
          <text:p text:style-name="P44">Counter <text:span text:style-name="T146">(the only one of these that’s inside a cycle)</text:span></text:p>
        </text:list-item>
        <text:list-item>
          <text:p text:style-name="P44">End of round</text:p>
        </text:list-item>
        <text:list-item>
          <text:p text:style-name="P44">Repopulate</text:p>
        </text:list-item>
        <text:list-item>
          <text:p text:style-name="P44">Immediate</text:p>
        </text:list-item>
      </text:list>
      <text:p text:style-name="P20"/>
      <text:p text:style-name="P27">Round<text:span text:style-name="T163">Start/End:</text:span></text:p>
      <text:list text:style-name="L4">
        <text:list-item>
          <text:p text:style-name="P45"><text:span text:style-name="T166">If RoundStart, d</text:span>elayed effects occur instantly <text:span text:style-name="T120">NO CB</text:span></text:p>
        </text:list-item>
        <text:list-item>
          <text:p text:style-name="P46">Text messages cycle through. <text:span text:style-name="T175">Use preset order, tying with enemy when necessary </text:span><text:span text:style-name="T172">”</text:span><text:span text:style-name="T175">Your Selkie absorbed 3 damage/The enemy’s Selkie absorbed 4 damage” </text:span><text:span text:style-name="T173">(Poison occurs last)</text:span></text:p>
        </text:list-item>
        <text:list-item>
          <text:p text:style-name="P46"><text:span text:style-name="T174">RoundEnd delayedEffects</text:span> <text:span text:style-name="T167">(</text:span><text:span text:style-name="T120">CB</text:span><text:span text:style-name="T127">)</text:span></text:p>
        </text:list-item>
        <text:list-item>
          <text:p text:style-name="P47">If RoundEnd, and i<text:span text:style-name="T164">f Poison tick, “Poisoned Elementals will take 1 damage” </text:span><text:span text:style-name="T122">(CB) </text:span><text:span text:style-name="T165">(happens the same way texts do but always after them)</text:span></text:p>
        </text:list-item>
        <text:list-item>
          <text:p text:style-name="P48">If RoundEnd, delayed effects occur instantly <text:span text:style-name="T120">NO CB</text:span></text:p>
        </text:list-item>
        <text:list-item>
          <text:p text:style-name="P49">Start beginning/end of round cycles</text:p>
        </text:list-item>
      </text:list>
      <text:p text:style-name="P2"/>
      <text:p text:style-name="P7"><text:soft-page-break/><text:span text:style-name="T154">Cycle Logic</text:span>:</text:p>
      <text:list text:style-name="L5">
        <text:list-item>
          <text:p text:style-name="P53">If immediate available: <text:span text:style-name="T187">(MUST DECIDE </text:span><text:span text:style-name="T188">HOW TO DETERMINE </text:span><text:span text:style-name="T187">IMMEDIATE ORDER)</text:span></text:p>
          <text:list>
            <text:list-item>
              <text:p text:style-name="P53">If only enemy has immediate, “Waiting for enemy” <text:span text:style-name="T180">(if enemy declaration arrives and it’s a pass, return to beginning—</text:span><text:span text:style-name="T181">no message</text:span><text:span text:style-name="T182">)</text:span></text:p>
            </text:list-item>
            <text:list-item>
              <text:p text:style-name="P54">If immediate, <text:span text:style-name="T183">display immediate messages one by one: “Elemental’s TraitName </text:span><text:span text:style-name="T184">X</text:span><text:span text:style-name="T183"> be cast immediately” </text:span><text:span text:style-name="T185">(X = can/must) </text:span><text:span text:style-name="T186">(if must, pass button not active)</text:span></text:p>
            </text:list-item>
            <text:list-item>
              <text:p text:style-name="P55">Once both actions arrived, immediate tiebreaker—same logic as counter tiebreaker <text:span text:style-name="T128">CB</text:span><text:span text:style-name="T159"> </text:span><text:span text:style-name="T160">(then return to beginning)</text:span></text:p>
            </text:list-item>
          </text:list>
        </text:list-item>
        <text:list-item>
          <text:p text:style-name="P56">If no actions available, <text:span text:style-name="T104">autopass and </text:span>“You have no available actions”</text:p>
        </text:list-item>
        <text:list-item>
          <text:p text:style-name="P57">If beginning/end of round, “Choose an action to use at the X of the round” (X = beginning/end)</text:p>
        </text:list-item>
        <text:list-item>
          <text:p text:style-name="P56">Else, “Choose an action” <text:span text:style-name="T59">(cancel button returns here)</text:span></text:p>
        </text:list-item>
        <text:list-item>
          <text:p text:style-name="P58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59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0">If action needs targets and no targets are available, “No available targets. <text:span text:style-name="T52">Choose a different action” </text:span><text:span text:style-name="T53">(</text:span><text:span text:style-name="T59">no okay button, cancel remains uninteractable</text:span><text:span text:style-name="T53">, message just remains until you select another action)</text:span></text:p>
        </text:list-item>
        <text:list-item>
          <text:p text:style-name="P61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2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3">Once player has declared action, send to other player. If declaration from other player hasn’t been received yet: “Waiting for enemy”</text:p>
        </text:list-item>
        <text:list-item>
          <text:p text:style-name="P64">Once both players have declared, compare the two actions: <text:span text:style-name="T122">(CB)</text:span></text:p>
          <text:list>
            <text:list-item>
              <text:p text:style-name="P70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3">NO CB</text:span></text:p>
            </text:list-item>
            <text:list-item>
              <text:p text:style-name="P50">If both passed and beginning/end of round, return to beginning. <text:span text:style-name="T126">NO CB</text:span></text:p>
            </text:list-item>
            <text:list-item>
              <text:p text:style-name="P65">If both passed, “Both players have passed. Round will end.”</text:p>
            </text:list-item>
            <text:list-item>
              <text:p text:style-name="P66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67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37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1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2"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3"><text:span text:style-name="T19">I</text:span>f one retreated, “caster will Retreat into Target”</text:p>
            </text:list-item>
            <text:list-item>
              <text:p text:style-name="P74"><text:span text:style-name="T19">E</text:span>lse, <text:span text:style-name="T106">display tiebreaker</text:span>: <text:span text:style-name="T178">(slowed ties compare speeds as if they weren’t slowed)</text:span></text:p>
              <text:list>
                <text:list-item>
                  <text:p text:style-name="P75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76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77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78"><text:soft-page-break/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79"><text:span text:style-name="T20">I</text:span>f timeScales are same and you outsped, “<text:span text:style-name="T132">B</text:span>oth players planned to act at allyTimeScale. Your allyCaster outsped the enemy’s enemyCaster”</text:p>
                </text:list-item>
                <text:list-item>
                  <text:p text:style-name="P80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1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2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2">(CB)</text:span></text:p>
          <text:list>
            <text:list-item>
              <text:p text:style-name="P83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4">If action is Hex, “caster will cast Hex on target0, X them” (X = Slowing/Poisoning/Weakening)</text:p>
            </text:list-item>
            <text:list-item>
              <text:p text:style-name="P85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87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88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89">If action has 3 targets, “caster will cast X on target0, target1, and target2” <text:span text:style-name="T29">(X = spell name/trait name)</text:span></text:p>
            </text:list-item>
            <text:list-item>
              <text:p text:style-name="P89">If action has 2 targets, “caster will cast X on target0 and target1” <text:span text:style-name="T29">(X = spell name/trait name)</text:span></text:p>
            </text:list-item>
            <text:list-item>
              <text:p text:style-name="P89">If action has 1 target, “caster will cast X on target0”</text:p>
            </text:list-item>
          </text:list>
        </text:list-item>
        <text:list-item>
          <text:p text:style-name="P90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1">s</text:span><text:span text:style-name="T77"> tie, they occur simultaneously)</text:span><text:span text:style-name="T75"> </text:span><text:span text:style-name="T112">CheckForElim </text:span><text:span text:style-name="T114">(only if damaging? Doesn’t matter)</text:span><text:span text:style-name="T112">. </text:span><text:span text:style-name="T75">Return to beginning</text:span></text:p>
        </text:list-item>
        <text:list-item>
          <text:p text:style-name="P92">If action is at the beginning/end of round, do the above, even if recast<text:span text:style-name="T162">ing a spell</text:span></text:p>
        </text:list-item>
        <text:list-item>
          <text:p text:style-name="P93">If spells didn’t tie, so only one player is countering:</text:p>
          <text:list>
            <text:list-item>
              <text:p text:style-name="P91"><text:span text:style-name="T75">If </text:span>no counter actions available, “You have no available counter actions. <text:span text:style-name="T83">Spell(s) will now occur</text:span>” <text:span text:style-name="T122">(CB)</text:span></text:p>
            </text:list-item>
            <text:list-item>
              <text:p text:style-name="P91">Else, “Choose a counter action”</text:p>
            </text:list-item>
            <text:list-item>
              <text:p text:style-name="P68"><text:span text:style-name="T82">Non-countering</text:span><text:span text:style-name="T47"> player sees, </text:span>“Waiting for enemy”</text:p>
            </text:list-item>
            <text:list-item>
              <text:p text:style-name="P94">Display <text:span text:style-name="T101">counter</text:span> message: <text:span text:style-name="T122">(CB)</text:span></text:p>
              <text:list>
                <text:list-item>
                  <text:p text:style-name="P95">If you pass, “Spell(s) will <text:span text:style-name="T79">now </text:span>occur”</text:p>
                </text:list-item>
                <text:list-item>
                  <text:p text:style-name="P96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97">If action is gem, “caster will <text:span text:style-name="T86">activate</text:span> its Gem”</text:p>
                </text:list-item>
                <text:list-item>
                  <text:p text:style-name="P99"><text:span text:style-name="T87">I</text:span>f action is retreat, “caster will Retreat into target0”</text:p>
                </text:list-item>
                <text:list-item>
                  <text:p text:style-name="P100"><text:span text:style-name="T87">I</text:span>f action is spark, “caster will send its Spark at target0”</text:p>
                </text:list-item>
                <text:list-item>
                  <text:p text:style-name="P86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1">If action targets all Elementals, “caster will cast X on all Elementals” (X = spell name/trait name)</text:p>
                </text:list-item>
                <text:list-item>
                  <text:p text:style-name="P102"><text:soft-page-break/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3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3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98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  <text:list-item>
          <text:p text:style-name="P104">Else, if both players are countering:</text:p>
          <text:list>
            <text:list-item>
              <text:p text:style-name="P105">If no counter actions available, <text:span text:style-name="T105">autopass and </text:span>“You have no available counter actions” <text:span text:style-name="T122">(CB)</text:span></text:p>
            </text:list-item>
            <text:list-item>
              <text:p text:style-name="P107">Else, “Choose a counter action”</text:p>
            </text:list-item>
            <text:list-item>
              <text:p text:style-name="P69">Once player has declared action, send to other player. If declaration from other player hasn’t been received yet: “Waiting for enemy”</text:p>
            </text:list-item>
            <text:list-item>
              <text:p text:style-name="P108">Display counter tiebreaker: <text:span text:style-name="T179">(slowed Elementals compare speeds as if they weren’t slowed)</text:span></text:p>
              <text:list>
                <text:list-item>
                  <text:p text:style-name="P109">If both players pass, “<text:span text:style-name="T98">Both players have passed. Spell(s) will now occur”</text:span></text:p>
                </text:list-item>
                <text:list-item>
                  <text:p text:style-name="P106">If enemy passed, “The enemy has passed/<text:span text:style-name="T99">(</text:span><text:span text:style-name="T100">counter </text:span><text:span text:style-name="T99">message)”</text:span></text:p>
                </text:list-item>
                <text:list-item>
                  <text:p text:style-name="P110">If you passed, “(counter message)/You have passed”</text:p>
                </text:list-item>
                <text:list-item>
                  <text:p text:style-name="P111">If you outsped, “The enemy’s <text:span text:style-name="T102">enemyCaster</text:span> was outsped/(counter message)</text:p>
                </text:list-item>
                <text:list-item>
                  <text:p text:style-name="P112">If enemy outsped, “(counter message)/Your allyCaster <text:span text:style-name="T103">was outsped”</text:span></text:p>
                </text:list-item>
                <text:list-item>
                  <text:p text:style-name="P113">If tie, “(counter message)/(counter message)”</text:p>
                </text:list-item>
              </text:list>
            </text:list-item>
          </text:list>
        </text:list-item>
        <text:list-item>
          <text:p text:style-name="P114">Whenever <text:span text:style-name="T113">damaging </text:span>counter occurs, CheckForElim.</text:p>
        </text:list-item>
        <text:list-item>
          <text:p text:style-name="P115">If one spell and Elemental is no longer in play, “<text:span text:style-name="T133">X </text:span>caster is no longer in play. <text:span text:style-name="T108">spellName</text:span> <text:span text:style-name="T107">has been canceled” </text:span><text:span text:style-name="T133">(X = Your/The enemy’s) </text:span><text:span text:style-name="T119">(Spell doesn’t cancel for Enraged, and </text:span><text:span text:style-name="T121">Conceal cannot happen at counter speed</text:span><text:span text:style-name="T119">)</text:span><text:span text:style-name="T107"> </text:span><text:span text:style-name="T109">(can’t happen if it’s a trait since traits can’t be countered)</text:span></text:p>
        </text:list-item>
        <text:list-item>
          <text:p text:style-name="P116">If two spells and both casters are no longer in plat, “enemyCaster is no longer in play. spellName has been canceled/allyCaster is no longer in play. spellName has been canceled” <text:span text:style-name="T124">(CB)</text:span></text:p>
        </text:list-item>
        <text:list-item>
          <text:p text:style-name="P117">Spell(s) occur. <text:span text:style-name="T115">CheckForElim (only if damaging spell(s)? Doesn’t matter)</text:span></text:p>
        </text:list-item>
        <text:list-item>
          <text:p text:style-name="P118">Cycle through LateEffects in the order they were cached:</text:p>
          <text:list>
            <text:list-item>
              <text:p text:style-name="P118"><text:span text:style-name="T111">For Spark/Blink/Poison Cloud: </text:span>“<text:span text:style-name="T110">caster will deal 1 to target0” </text:span><text:span text:style-name="T125">(CB)</text:span></text:p>
            </text:list-item>
            <text:list-item>
              <text:p text:style-name="P51">CheckForElim, then cycle forward</text:p>
            </text:list-item>
          </text:list>
        </text:list-item>
        <text:list-item>
          <text:p text:style-name="P119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47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0">If you won, “All the enemy’s Elementals have been Eliminated. You win <text:span text:style-name="T116">the game</text:span>!”</text:p>
        </text:list-item>
        <text:list-item>
          <text:p text:style-name="P121">If you lost, “All your Elementals have been Eliminated. The enemy wins <text:span text:style-name="T118">the game!</text:span>”</text:p>
        </text:list-item>
        <text:list-item>
          <text:p text:style-name="P122"><text:span text:style-name="T129">Else, remove any Eliminated Elementals, then </text:span><text:span text:style-name="T130">immediately </text:span><text:span text:style-name="T129">return to previous code </text:span><text:span text:style-name="T131">without displaying a message</text:span><text:span text:style-name="T129">.</text:span></text:p>
        </text:list-item>
      </text:list>
      <text:p text:style-name="P13"/>
      <text:p text:style-name="P24">Repopulate: <text:span text:style-name="T170">(simplify the logic drastically! But keep the result the same) </text:span><text:span text:style-name="T171">(in tutorial, claim that Repopulation occurs in between rounds)</text:span></text:p>
      <text:list text:style-name="L8">
        <text:list-item>
          <text:p text:style-name="P123">Repopulate for both players’ leftmost empty slot first, then their rightmost slots</text:p>
        </text:list-item>
      </text:list>
      <text:list text:style-name="L9">
        <text:list-item>
          <text:p text:style-name="P124">If only one player repopulates:</text:p>
          <text:list>
            <text:list-item>
              <text:p text:style-name="P124"><text:soft-page-break/>If only 1 benched Elemental, both players “Elemental will Swap into play” <text:span text:style-name="T120">CB</text:span></text:p>
            </text:list-item>
            <text:list-item>
              <text:p text:style-name="P52">If more than 1, enemy sees “Waiting for enemy”</text:p>
            </text:list-item>
            <text:list-item>
              <text:p text:style-name="P124"><text:span text:style-name="T155">If more than 1, player’s </text:span><text:span text:style-name="T156">benched elementals selectable, “Choose a Benched Elemental to Swap into play” </text:span><text:span text:style-name="T157">(can’t pass ofc</text:span><text:span text:style-name="T158">)</text:span></text:p>
            </text:list-item>
          </text:list>
        </text:list-item>
        <text:list-item>
          <text:p text:style-name="P125">If both players repopulate:</text:p>
          <text:list>
            <text:list-item>
              <text:p text:style-name="P125">If both only have 1 benched Elemental, both players “<text:span text:style-name="T169">enemy</text:span> will Swap into play/<text:span text:style-name="T169">ally</text:span> will Swap into play”</text:p>
            </text:list-item>
            <text:list-item>
              <text:p text:style-name="P126">If only 1 has only 1 benched Elemental, that player “Waiting for enemy”</text:p>
            </text:list-item>
            <text:list-item>
              <text:p text:style-name="P126">If more than 1, “Choose a Benched Elemental to Swap into play”</text:p>
            </text:list-item>
            <text:list-item>
              <text:p text:style-name="P126">Once both received, <text:span text:style-name="T168">both players “</text:span><text:span text:style-name="T169">enemy</text:span><text:span text:style-name="T168"> will Swap into play/</text:span><text:span text:style-name="T169">ally</text:span><text:span text:style-name="T168"> will Swap into play”</text:span></text:p>
            </text:list-item>
          </text:list>
        </text:list-item>
      </text:list>
      <text:p text:style-name="P21"/>
      <text:p text:style-name="P22">Texts <text:span text:style-name="T176">IN </text:span><text:span text:style-name="T177">OCCURANCE</text:span><text:span text:style-name="T176"> ORDER</text:span>:</text:p>
      <text:list text:style-name="L10">
        <text:list-item>
          <text:p text:style-name="P127">(Freeze just copies the spell message)</text:p>
        </text:list-item>
        <text:list-item>
          <text:p text:style-name="P128">“The enemy Golem’s High Voltage will deal 1 to all other Elementals in play”</text:p>
        </text:list-item>
        <text:list-item>
          <text:p text:style-name="P129"><text:span text:style-name="T134">“</text:span><text:span text:style-name="T135">Your Selkie’s Blubber absorbed 3 damage”</text:span></text:p>
        </text:list-item>
      </text:list>
      <text:p text:style-name="P3"/>
      <text:p text:style-name="P3"/>
      <text:p text:style-name="P5">Misc notes:</text:p>
      <text:list xml:id="list1256352150" text:style-name="L11">
        <text:list-item>
          <text:p text:style-name="P148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0"><text:span text:style-name="T153">For </text:span>Blubber, <text:span text:style-name="T153">maybe m</text:span>ake TrueDamage an overload in TakeDamage <text:span text:style-name="T153">so it bypasses checks?</text:span></text:p>
        </text:list-item>
        <text:list-item>
          <text:p text:style-name="P131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2">Elemental</text:p>
        </text:list-item>
        <text:list-item>
          <text:p text:style-name="P132">Spell</text:p>
        </text:list-item>
        <text:list-item>
          <text:p text:style-name="P132">Trait</text:p>
        </text:list-item>
        <text:list-item>
          <text:p text:style-name="P132">Item</text:p>
        </text:list-item>
        <text:list-item>
          <text:p text:style-name="P133">(Status, <text:span text:style-name="T117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4">Elemental names</text:p>
        </text:list-item>
        <text:list-item>
          <text:p text:style-name="P134">Spell names</text:p>
        </text:list-item>
        <text:list-item>
          <text:p text:style-name="P134">Trait names</text:p>
        </text:list-item>
        <text:list-item>
          <text:p text:style-name="P134">Item names</text:p>
        </text:list-item>
        <text:list-item>
          <text:p text:style-name="P133">Status names</text:p>
          <text:p text:style-name="P132"/>
        </text:list-item>
        <text:list-item>
          <text:p text:style-name="P132">Eliminated</text:p>
        </text:list-item>
        <text:list-item>
          <text:p text:style-name="P132">Swap</text:p>
        </text:list-item>
        <text:list-item>
          <text:p text:style-name="P132">Retreat</text:p>
        </text:list-item>
      </text:list>
      <text:p text:style-name="P10"/>
      <text:p text:style-name="P10"><text:soft-page-break/></text:p>
      <text:p text:style-name="P10"/>
      <text:p text:style-name="P10"/>
      <text:p text:style-name="P14"><text:span text:style-name="T139">RoundStart A</text:span>ctions:</text:p>
      <text:list text:style-name="L13">
        <text:list-item>
          <text:p text:style-name="P135"><text:span text:style-name="T142">A</text:span>scend</text:p>
        </text:list-item>
        <text:list-item>
          <text:p text:style-name="P137">Berserk</text:p>
        </text:list-item>
        <text:list-item>
          <text:p text:style-name="P135"><text:span text:style-name="T142">P</text:span>aralyze</text:p>
        </text:list-item>
        <text:list-item>
          <text:p text:style-name="P135"><text:span text:style-name="T142">S</text:span>hapeshift</text:p>
        </text:list-item>
        <text:list-item>
          <text:p text:style-name="P135"><text:span text:style-name="T142">I</text:span>nspire</text:p>
        </text:list-item>
        <text:list-item>
          <text:p text:style-name="P135"><text:span text:style-name="T142">S</text:span>tony <text:span text:style-name="T142">G</text:span>aze</text:p>
        </text:list-item>
      </text:list>
      <text:p text:style-name="P14"/>
      <text:p text:style-name="P14"><text:span text:style-name="T138">RoundEnd A</text:span>ctions:</text:p>
      <text:list text:style-name="L14">
        <text:list-item>
          <text:p text:style-name="P136"><text:span text:style-name="T142">S</text:span>inge</text:p>
        </text:list-item>
        <text:list-item>
          <text:p text:style-name="P136"><text:span text:style-name="T142">B</text:span>lock</text:p>
        </text:list-item>
        <text:list-item>
          <text:p text:style-name="P136"><text:span text:style-name="T142">P</text:span>oison <text:span text:style-name="T142">C</text:span>loud</text:p>
        </text:list-item>
        <text:list-item>
          <text:p text:style-name="P136"><text:span text:style-name="T142">S</text:span>courge</text:p>
        </text:list-item>
        <text:list-item>
          <text:p text:style-name="P136"><text:span text:style-name="T142">E</text:span>clipse</text:p>
        </text:list-item>
        <text:list-item>
          <text:p text:style-name="P136"><text:span text:style-name="T142">T</text:span>orment</text:p>
        </text:list-item>
      </text:list>
      <text:p text:style-name="P14"/>
      <text:p text:style-name="P14"><text:span text:style-name="T140">RoundEnd OR RoundStart </text:span><text:span text:style-name="T141">Action</text:span>:</text:p>
      <text:list text:continue-numbering="true" text:style-name="L14">
        <text:list-item>
          <text:p text:style-name="P136"><text:span text:style-name="T142">R</text:span>etreat</text:p>
        </text:list-item>
        <text:list-item>
          <text:p text:style-name="P136"><text:span text:style-name="T142">B</text:span>urrow</text:p>
        </text:list-item>
        <text:list-item>
          <text:p text:style-name="P136"><text:span text:style-name="T142">R</text:span>eservoir</text:p>
        </text:list-item>
        <text:list-item>
          <text:p text:style-name="P136"><text:span text:style-name="T142">S</text:span>acrifice (also <text:span text:style-name="T144">I</text:span>mmediate <text:span text:style-name="T144">A</text:span><text:span text:style-name="T143">ction</text:span>)</text:p>
        </text:list-item>
        <text:list-item>
          <text:p text:style-name="P136"><text:span text:style-name="T142">S</text:span>creech</text:p>
        </text:list-item>
        <text:list-item>
          <text:p text:style-name="P138">Chill</text:p>
        </text:list-item>
        <text:list-item>
          <text:p text:style-name="P136"><text:span text:style-name="T142">M</text:span>ystic <text:span text:style-name="T142">A</text:span>rts (both times <text:span text:style-name="T145">it’s cast</text:span>)</text:p>
        </text:list-item>
      </text:list>
      <text:p text:style-name="P16"/>
      <text:p text:style-name="P15"><text:span text:style-name="T136">Immediate</text:span> <text:span text:style-name="T137">A</text:span>ctions:</text:p>
      <text:list text:continue-list="list1256352150" text:style-name="L11">
        <text:list-item>
          <text:p text:style-name="P139">Best Wishes</text:p>
        </text:list-item>
        <text:list-item>
          <text:p text:style-name="P139">Majestic</text:p>
        </text:list-item>
        <text:list-item>
          <text:p text:style-name="P139">Mutation</text:p>
        </text:list-item>
        <text:list-item>
          <text:p text:style-name="P139">Sacrifice <text:span text:style-name="T144">(also RoundEnd/RoundStart Action)</text:span></text:p>
        </text:list-item>
        <text:list-item>
          <text:p text:style-name="P139">Silence</text:p>
        </text:list-item>
      </text:list>
      <text:p text:style-name="P19"/>
      <text:p text:style-name="P18">RoundEnd Text:</text:p>
      <text:list text:style-name="L15">
        <text:list-item>
          <text:p text:style-name="P140">Poison</text:p>
        </text:list-item>
        <text:list-item>
          <text:p text:style-name="P141">Freeze</text:p>
        </text:list-item>
        <text:list-item>
          <text:p text:style-name="P142">Blubber</text:p>
        </text:list-item>
        <text:list-item>
          <text:p text:style-name="P143"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soft-page-break/><text:tab/>Use initials: (This Elemental is _)</text:p>
      <text:list text:style-name="L16">
        <text:list-item>
          <text:p text:style-name="P144">(Mirage) MI (This Elemental is actually X hiding behind a Mirage) (Water)</text:p>
        </text:list-item>
        <text:list-item>
          <text:p text:style-name="P145">Empowered EM Earth</text:p>
        </text:list-item>
        <text:list-item>
          <text:p text:style-name="P145">Numb NU (Frost)</text:p>
        </text:list-item>
        <text:list-item>
          <text:p text:style-name="P145">Animated (since there's no action indicators) AN (Shadow)</text:p>
        </text:list-item>
        <text:list-item>
          <text:p text:style-name="P145">(Poison Cloud) PC (This Elemental is inside a Poison Cloud) (Venom)</text:p>
          <text:p text:style-name="P149"><text:span text:style-name="T46"/></text:p>
        </text:list-item>
        <text:list-item>
          <text:p text:style-name="P145">Frenzied FR (Venom)</text:p>
        </text:list-item>
        <text:list-item>
          <text:p text:style-name="P145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3-11-08T04:51:28.047000000</dc:date>
    <meta:editing-duration>PT17H52M34S</meta:editing-duration>
    <meta:editing-cycles>503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196" meta:word-count="2027" meta:character-count="11897" meta:non-whitespace-character-count="10245"/>
  </office:meta>
</office:document-meta>
</file>